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1.55cm" fo:min-width="3.5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99cc99" draw:textarea-horizontal-align="justify" draw:textarea-vertical-align="middle" draw:auto-grow-height="false" fo:min-height="12.75cm" fo:min-width="3.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svg:stroke-width="0.1cm" svg:stroke-color="#ff3333" draw:marker-start-width="0.5cm" draw:marker-end-width="0.5cm" draw:fill-color="#dddddd" draw:textarea-horizontal-align="justify" draw:textarea-vertical-align="middle" draw:auto-grow-height="false" fo:min-height="0.65cm" fo:min-width="2.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6633" draw:marker-start-width="0.5cm" draw:marker-end-width="0.5cm" draw:fill-color="#cccc99" draw:textarea-horizontal-align="justify" draw:textarea-vertical-align="middle" draw:auto-grow-height="false" fo:min-height="1.65cm" fo:min-width="3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-color="#99cc99" draw:textarea-horizontal-align="justify" draw:textarea-vertical-align="middle" draw:auto-grow-height="false" fo:min-height="8.45cm" fo:min-width="3.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-color="#661900" draw:textarea-horizontal-align="justify" draw:textarea-vertical-align="middle" draw:auto-grow-height="false" fo:min-height="2.15cm" fo:min-width="3.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6633" draw:marker-start-width="0.5cm" draw:marker-end-width="0.5cm" draw:fill-color="#cccc99" draw:textarea-horizontal-align="justify" draw:textarea-vertical-align="middle" draw:auto-grow-height="false" fo:min-height="1.65cm" fo:min-width="3.6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5cm" draw:marker-end-width="0.5cm" draw:fill-color="#dddddd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3333" draw:marker-start-width="0.5cm" draw:marker-end-width="0.5cm" draw:fill-color="#66ccff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3333" draw:marker-start-width="0.5cm" draw:marker-end-width="0.5cm" draw:fill-color="#66ccff" draw:textarea-horizontal-align="justify" draw:textarea-vertical-align="middle" draw:auto-grow-height="false" fo:min-height="0.65cm" fo:min-width="2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cccc99"/>
      <style:paragraph-properties fo:text-align="center"/>
    </style:style>
    <style:style style:name="P8" style:family="paragraph">
      <loext:graphic-properties draw:fill-color="#661900"/>
      <style:paragraph-properties fo:text-align="center"/>
      <style:text-properties fo:color="#ffffff" fo:font-size="14pt" style:font-size-asian="18pt" style:font-size-complex="18pt"/>
    </style:style>
    <style:style style:name="P9" style:family="paragraph">
      <loext:graphic-properties draw:fill-color="#66cc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color="#ffffff" fo:font-size="14pt" style:font-size-asian="18pt" style:font-size-complex="18pt"/>
    </style:style>
    <style:style style:name="T5" style:family="text">
      <style:text-properties style:font-name="Courier" fo:font-size="18pt" fo:font-weight="bold" style:font-size-asian="18pt" style:font-size-complex="18pt"/>
    </style:style>
    <style:style style:name="T6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cm" svg:height="1.8cm" svg:x="1.8cm" svg:y="6.6cm">
          <text:p text:style-name="P1">Use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8cm" svg:x="1.8cm" svg:y="10cm">
          <text:p text:style-name="P1">Use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8cm" svg:x="1.8cm" svg:y="13.6cm">
          <text:p text:style-name="P1">User 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3cm" svg:x="8.8cm" svg:y="4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ocal</text:span></text:p>
          <text:p text:style-name="P1"><text:span text:style-name="T1">datasource</text:span></text:p>
          <text:p text:style-name="P1"><text:span text:style-name="T1">- BADC</text:span>,</text:p>
          <text:p text:style-name="P1"><text:span text:style-name="T1">DKRZ</text:span>, <text:span text:style-name="T1">etc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8cm" svg:y1="7.6cm" svg:x2="8.8cm" svg:y2="7.6cm">
          <text:p/>
        </draw:line>
        <draw:line draw:style-name="gr3" draw:text-style-name="P4" draw:layer="layout" svg:x1="5.8cm" svg:y1="11cm" svg:x2="8.8cm" svg:y2="11cm">
          <text:p/>
        </draw:line>
        <draw:line draw:style-name="gr3" draw:text-style-name="P4" draw:layer="layout" svg:x1="5.8cm" svg:y1="14.6cm" svg:x2="8.8cm" svg:y2="14.6cm">
          <text:p/>
        </draw:line>
        <draw:frame draw:style-name="gr4" draw:text-style-name="P5" draw:layer="layout" svg:width="2.8cm" svg:height="0.799cm" svg:x="5.8cm" svg:y="6.6cm">
          <draw:text-box>
            <text:p><text:span text:style-name="T2">Needs data</text:span></text:p>
          </draw:text-box>
        </draw:frame>
        <draw:frame draw:style-name="gr4" draw:text-style-name="P5" draw:layer="layout" svg:width="2.8cm" svg:height="0.799cm" svg:x="5.8cm" svg:y="10.001cm">
          <draw:text-box>
            <text:p><text:span text:style-name="T2">Needs data</text:span></text:p>
          </draw:text-box>
        </draw:frame>
        <draw:frame draw:style-name="gr4" draw:text-style-name="P5" draw:layer="layout" svg:width="2.8cm" svg:height="0.799cm" svg:x="5.8cm" svg:y="13.6cm">
          <draw:text-box>
            <text:p><text:span text:style-name="T2">Needs data</text:span></text:p>
          </draw:text-box>
        </draw:frame>
        <draw:line draw:style-name="gr3" draw:text-style-name="P4" draw:layer="layout" svg:x1="5.775cm" svg:y1="11cm" svg:x2="8.775cm" svg:y2="11cm">
          <text:p/>
        </draw:line>
        <draw:frame draw:style-name="gr5" draw:text-style-name="P5" draw:layer="layout" svg:width="3.2cm" svg:height="1.199cm" svg:x="15.8cm" svg:y="6.801cm">
          <draw:text-box>
            <text:p><text:span text:style-name="T2">All data found</text:span></text:p>
          </draw:text-box>
        </draw:frame>
        <draw:custom-shape draw:style-name="gr6" draw:text-style-name="P6" draw:layer="layout" svg:width="3.2cm" svg:height="1cm" svg:x="9cm" svg:y="12cm">
          <text:p text:style-name="P1"><text:span text:style-name="T3">Find 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1cm" svg:x="9cm" svg:y="8.6cm">
          <text:p text:style-name="P1"><text:span text:style-name="T3">cmip5datafind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cm" svg:y1="11cm" svg:x2="15.8cm" svg:y2="11cm">
          <text:p/>
        </draw:line>
        <draw:frame draw:style-name="gr5" draw:text-style-name="P5" draw:layer="layout" svg:width="3.2cm" svg:height="1.199cm" svg:x="12.4cm" svg:y="9.8cm">
          <draw:text-box>
            <text:p><text:span text:style-name="T2">Missing some data</text:span></text:p>
          </draw:text-box>
        </draw:frame>
        <draw:frame draw:style-name="gr5" draw:text-style-name="P5" draw:layer="layout" svg:width="3.2cm" svg:height="1.199cm" svg:x="12.4cm" svg:y="13.4cm">
          <draw:text-box>
            <text:p><text:span text:style-name="T2">Missing all data</text:span></text:p>
          </draw:text-box>
        </draw:frame>
        <draw:custom-shape draw:style-name="gr7" draw:text-style-name="P7" draw:layer="layout" svg:width="4cm" svg:height="2cm" svg:x="22.6cm" svg:y="6.6cm">
          <text:p text:style-name="P1"><text:span text:style-name="T1">USER</text:span> 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cm" svg:height="8.8cm" svg:x="15.8cm" svg:y="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ocal</text:span></text:p>
          <text:p text:style-name="P1"><text:span text:style-name="T1">datasource</text:span></text:p>
          <text:p text:style-name="P1"><text:span text:style-name="T1">- BADC</text:span>,</text:p>
          <text:p text:style-name="P1"><text:span text:style-name="T1">DKRZ</text:span>, <text:span text:style-name="T1">et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1cm" svg:x="16cm" svg:y="9.2cm">
          <text:p text:style-name="P1"><text:span text:style-name="T3">cmip5datafin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1cm" svg:x="16cm" svg:y="13.6cm">
          <text:p text:style-name="P1"><text:span text:style-name="T3">Local SYNDA </text:span></text:p>
          <text:p text:style-name="P1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375cm" svg:y1="7.595cm" svg:x2="22.6cm" svg:y2="7.6cm">
          <text:p/>
        </draw:line>
        <draw:line draw:style-name="gr3" draw:text-style-name="P4" draw:layer="layout" svg:x1="19.6cm" svg:y1="11.026cm" svg:x2="22.6cm" svg:y2="11.001cm">
          <text:p/>
        </draw:line>
        <draw:frame draw:style-name="gr5" draw:text-style-name="P5" draw:layer="layout" svg:width="3.2cm" svg:height="1.199cm" svg:x="19.6cm" svg:y="10.001cm">
          <draw:text-box>
            <text:p><text:span text:style-name="T2">All data found</text:span></text:p>
          </draw:text-box>
        </draw:frame>
        <draw:custom-shape draw:style-name="gr7" draw:text-style-name="P7" draw:layer="layout" svg:width="4cm" svg:height="2cm" svg:x="22.6cm" svg:y="10cm">
          <text:p text:style-name="P1"><text:span text:style-name="T1">USER</text:span> <text:span text:style-name="T1">CACH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cm" svg:y1="14.6cm" svg:x2="15.8cm" svg:y2="14.6cm">
          <text:p/>
        </draw:line>
        <draw:line draw:style-name="gr3" draw:text-style-name="P4" draw:layer="layout" svg:x1="19.6cm" svg:y1="14.8cm" svg:x2="22.6cm" svg:y2="14.799cm">
          <text:p/>
        </draw:line>
        <draw:frame draw:style-name="gr5" draw:text-style-name="P5" draw:layer="layout" svg:width="3.2cm" svg:height="1.199cm" svg:x="19.6cm" svg:y="13.6cm">
          <draw:text-box>
            <text:p><text:span text:style-name="T2">Missing some data</text:span></text:p>
          </draw:text-box>
        </draw:frame>
        <draw:custom-shape draw:style-name="gr9" draw:text-style-name="P8" draw:layer="layout" svg:width="4cm" svg:height="2.4cm" svg:x="22.6cm" svg:y="13.8cm">
          <text:p text:style-name="P1"><text:span text:style-name="T4">External ESGF </text:span></text:p>
          <text:p text:style-name="P1"><text:span text:style-name="T4">Node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2cm" svg:height="2cm" svg:x="22.6cm" svg:y="18.668cm">
          <text:p text:style-name="P1"><text:span text:style-name="T1">USER</text:span> <text:span text:style-name="T1">CACHE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4.6cm" svg:y1="16.2cm" svg:x2="24.6cm" svg:y2="18.668cm">
          <text:p/>
        </draw:line>
        <draw:custom-shape draw:style-name="gr12" draw:text-style-name="P6" draw:layer="layout" svg:width="4cm" svg:height="1cm" svg:x="22.6cm" svg:y="16.4cm">
          <text:p text:style-name="P1"><text:span text:style-name="T3">cmip5datafin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cm" svg:height="1cm" svg:x="22.6cm" svg:y="17.4cm">
          <text:p text:style-name="P1"><text:span text:style-name="T3">SYNDA search/(dll)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2cm" svg:height="1cm" svg:x="16cm" svg:y="11.4cm">
          <text:p text:style-name="P1"><text:span text:style-name="T3">SYNDA search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4cm" svg:y1="10.2cm" svg:x2="17.4cm" svg:y2="11.4cm">
          <text:p/>
        </draw:line>
        <draw:line draw:style-name="gr3" draw:text-style-name="P4" draw:layer="layout" svg:x1="17.4cm" svg:y1="12.4cm" svg:x2="17.4cm" svg:y2="13.6cm">
          <text:p/>
        </draw:line>
        <draw:frame draw:style-name="gr15" draw:text-style-name="P10" draw:layer="layout" svg:width="19.8cm" svg:height="1.724cm" svg:x="3.4cm" svg:y="1cm">
          <draw:text-box>
            <text:p><text:span text:style-name="T5">cmip5datafinder.py</text:span> <text:span text:style-name="T6">Workflow Diagram (v0.1 July 2017)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16:11:31.330314624</meta:creation-date>
    <dc:date>2017-07-27T10:49:00.870759147</dc:date>
    <meta:editing-duration>PT19M23S</meta:editing-duration>
    <meta:editing-cycles>6</meta:editing-cycles>
    <meta:generator>LibreOffice/5.1.6.2$Linux_X86_64 LibreOffice_project/10m0$Build-2</meta:generator>
    <meta:document-statistic meta:object-count="60"/>
  </office:meta>
</office:document-meta>
</file>